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586cm" fo:min-width="0.712cm"/>
    </style:style>
    <style:style style:name="gr2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1.523cm" fo:min-width="1.286cm"/>
    </style:style>
    <style:style style:name="gr3" style:family="graphic" style:parent-style-name="standard">
      <style:graphic-properties svg:stroke-color="#000000" draw:fill="solid" draw:fill-color="#3faf46" draw:textarea-horizontal-align="justify" draw:textarea-vertical-align="middle" draw:auto-grow-height="false" fo:min-height="3.928cm" fo:min-width="2.327cm"/>
    </style:style>
    <style:style style:name="gr4" style:family="graphic" style:parent-style-name="standard">
      <style:graphic-properties svg:stroke-color="#000000" draw:fill="solid" draw:fill-color="#3faf46" draw:textarea-horizontal-align="justify" draw:textarea-vertical-align="middle" draw:auto-grow-height="false" fo:min-height="4.45cm" fo:min-width="0cm"/>
    </style:style>
    <style:style style:name="gr5" style:family="graphic" style:parent-style-name="objectwithoutfill">
      <style:graphic-properties draw:stroke="dash" draw:stroke-dash="Dashed_20__28_var_29_" svg:stroke-width="0.106cm" svg:stroke-color="#800080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6" style:family="graphic" style:parent-style-name="objectwithoutfill">
      <style:graphic-properties svg:stroke-width="0.053cm" svg:stroke-color="#000000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solid" draw:fill-color="#afd095"/>
      <style:paragraph-properties fo:text-align="center"/>
    </style:style>
    <style:style style:name="P2" style:family="paragraph">
      <loext:graphic-properties draw:fill="solid" draw:fill-color="#3faf46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g>
          <draw:g>
            <draw:custom-shape draw:style-name="gr1" draw:text-style-name="P1" draw:layer="layout" svg:width="1.212cm" svg:height="0.836cm" draw:transform="rotate (1.5707963267949) translate (3.236cm 4.914cm)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2.524cm" svg:height="2.507cm" draw:transform="rotate (1.5707963267949) translate (2.4cm 4.10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" draw:text-style-name="P1" draw:layer="layout" svg:width="1.212cm" svg:height="0.836cm" draw:transform="rotate (1.5707963267949) translate (7.836cm 4.914cm)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2.524cm" svg:height="2.507cm" draw:transform="rotate (1.5707963267949) translate (7cm 4.10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2" draw:layer="layout" svg:width="2.827cm" svg:height="4.178cm" draw:transform="rotate (1.5707963267949) translate (1.509cm 3.014cm)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303cm" svg:height="4.7cm" draw:transform="rotate (1.5707963267949) translate (1.3cm 0.389cm)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2" draw:layer="layout" svg:width="2.827cm" svg:height="4.178cm" draw:transform="rotate (1.5707963267949) translate (6.209cm 3.014cm)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303cm" svg:height="4.7cm" draw:transform="rotate (1.5707963267949) translate (6cm 0.389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5" draw:text-style-name="P3" draw:layer="layout" svg:x1="5.8cm" svg:y1="4.914cm" svg:x2="4.8cm" svg:y2="1.314cm">
            <text:p/>
          </draw:line>
          <draw:line draw:style-name="gr5" draw:text-style-name="P3" draw:layer="layout" svg:x1="4.8cm" svg:y1="1.214cm" svg:x2="7.9cm" svg:y2="1.014cm">
            <text:p/>
          </draw:line>
          <draw:g>
            <draw:line draw:style-name="gr6" draw:text-style-name="P4" draw:layer="layout" svg:x1="8.1cm" svg:y1="1.214cm" svg:x2="8.1cm" svg:y2="0.714cm">
              <text:p/>
            </draw:line>
            <draw:line draw:style-name="gr6" draw:text-style-name="P4" draw:layer="layout" svg:x1="7.85cm" svg:y1="0.964cm" svg:x2="8.35cm" svg:y2="0.964cm">
              <text:p/>
            </draw:line>
            <draw:line draw:style-name="gr6" draw:text-style-name="P4" draw:layer="layout" svg:x1="7.923cm" svg:y1="1.141cm" svg:x2="8.277cm" svg:y2="0.787cm">
              <text:p/>
            </draw:line>
            <draw:line draw:style-name="gr6" draw:text-style-name="P4" draw:layer="layout" svg:x1="8.277cm" svg:y1="1.141cm" svg:x2="7.923cm" svg:y2="0.787cm">
              <text:p/>
            </draw:line>
          </draw:g>
          <draw:g>
            <draw:line draw:style-name="gr6" draw:text-style-name="P4" draw:layer="layout" svg:x1="4.75cm" svg:y1="1.514cm" svg:x2="4.75cm" svg:y2="1.014cm">
              <text:p/>
            </draw:line>
            <draw:line draw:style-name="gr6" draw:text-style-name="P4" draw:layer="layout" svg:x1="4.5cm" svg:y1="1.264cm" svg:x2="5cm" svg:y2="1.264cm">
              <text:p/>
            </draw:line>
            <draw:line draw:style-name="gr6" draw:text-style-name="P4" draw:layer="layout" svg:x1="4.573cm" svg:y1="1.441cm" svg:x2="4.927cm" svg:y2="1.087cm">
              <text:p/>
            </draw:line>
            <draw:line draw:style-name="gr6" draw:text-style-name="P4" draw:layer="layout" svg:x1="4.927cm" svg:y1="1.441cm" svg:x2="4.573cm" svg:y2="1.087cm">
              <text:p/>
            </draw:lin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2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6-05T13:23:46.716004140</meta:creation-date>
    <dc:date>2020-11-30T15:22:41.645043403</dc:date>
    <meta:editing-duration>PT36M34S</meta:editing-duration>
    <meta:editing-cycles>5</meta:editing-cycles>
    <meta:generator>LibreOffice/7.0.3.1$Linux_X86_64 LibreOffice_project/00$Build-1</meta:generator>
    <meta:document-statistic meta:object-count="25"/>
  </office:meta>
</office:document-meta>
</file>